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aca" officeooo:paragraph-rsid="001bba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45:59.623530568</meta:creation-date>
    <dc:date>2015-03-03T21:46:30.697961917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4.2.7.2$Linux_X86_64 LibreOffice_project/420m0$Build-2</meta:generator>
  </office:meta>
</office:document-meta>
</file>